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style:font-name="Liberation Serif" style:text-underline-style="none" fo:font-weight="normal" officeooo:rsid="01ff082f" officeooo:paragraph-rsid="001fd970" style:font-weight-asian="normal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weight="bold" officeooo:rsid="01fd74f2" officeooo:paragraph-rsid="001fd970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Liberation Serif" fo:font-weight="bold" officeooo:rsid="01fd74f2" officeooo:paragraph-rsid="001fd970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weight="bold" officeooo:rsid="01d20d10" officeooo:paragraph-rsid="001fd970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weight="bold" officeooo:rsid="01ff082f" officeooo:paragraph-rsid="001fd970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officeooo:rsid="00cac82b" officeooo:paragraph-rsid="001fd970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weight="normal" officeooo:rsid="01fd74f2" officeooo:paragraph-rsid="001fd970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weight="normal" officeooo:rsid="02018224" officeooo:paragraph-rsid="001fd970" style:font-weight-asian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weight="normal" officeooo:rsid="01ff082f" officeooo:paragraph-rsid="001fd970" style:font-weight-asian="normal" style:font-weight-complex="normal"/>
    </style:style>
    <style:style style:name="T1" style:family="text">
      <style:text-properties fo:font-size="24pt" fo:text-shadow="none" officeooo:rsid="02018224" style:font-size-asian="24pt" style:font-size-complex="24pt"/>
    </style:style>
    <style:style style:name="T2" style:family="text">
      <style:text-properties fo:font-size="24pt" fo:text-shadow="none" officeooo:rsid="001fd970" style:font-size-asian="24pt" style:font-size-complex="24pt"/>
    </style:style>
    <style:style style:name="T3" style:family="text">
      <style:text-properties officeooo:rsid="02018224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P Project (<text:span text:style-name="T3">Define</text:span>)</text:p>
      <text:p text:style-name="P6"/>
      <text:p text:style-name="P7">Discuss in your group and fill in the following. <text:span text:style-name="T4">Make sure to keep this; you’ll need to include it in your ALP report.</text:span></text:p>
      <text:p text:style-name="P4"/>
      <text:p text:style-name="P3"><text:span text:style-name="T3">5 “Why”</text:span>?</text:p>
      <text:p text:style-name="P8">Apply the 5 “Why” to the problems faced by your target group.</text:p>
      <text:p text:style-name="P9"/>
      <text:p text:style-name="P9">_________________________________________________________________________</text:p>
      <text:p text:style-name="P9"/>
      <text:p text:style-name="P9">_________________________________________________________________________</text:p>
      <text:p text:style-name="P9"/>
      <text:p text:style-name="P9">_________________________________________________________________________</text:p>
      <text:p text:style-name="P9"/>
      <text:p text:style-name="P9">_________________________________________________________________________</text:p>
      <text:p text:style-name="P9"/>
      <text:p text:style-name="P9">_________________________________________________________________________</text:p>
      <text:p text:style-name="P9"/>
      <text:p text:style-name="P9">_________________________________________________________________________</text:p>
      <text:p text:style-name="P9"/>
      <text:p text:style-name="P9">_________________________________________________________________________</text:p>
      <text:p text:style-name="P9"/>
      <text:p text:style-name="P9">_________________________________________________________________________</text:p>
      <text:p text:style-name="P9"/>
      <text:p text:style-name="P9">_________________________________________________________________________</text:p>
      <text:p text:style-name="P9"/>
      <text:p text:style-name="P9">_________________________________________________________________________</text:p>
      <text:p text:style-name="P9"/>
      <text:p text:style-name="P9">_________________________________________________________________________</text:p>
      <text:p text:style-name="P9"/>
      <text:p text:style-name="P9">_________________________________________________________________________</text:p>
      <text:p text:style-name="P9"/>
      <text:p text:style-name="P5"><text:span text:style-name="T3">Write</text:span>!</text:p>
      <text:p text:style-name="P8">Write down your problem statement.</text:p>
      <text:p text:style-name="P9"/>
      <text:p text:style-name="P9">_________________________________________________________________________</text:p>
      <text:p text:style-name="P9"/>
      <text:p text:style-name="P9">_________________________________________________________________________</text:p>
      <text:p text:style-name="P9"/>
      <text:p text:style-name="P9">_________________________________________________________________________</text:p>
      <text:p text:style-name="P9"/>
      <text:p text:style-name="P9">_________________________________________________________________________</text:p>
      <text:p text:style-name="P9"/>
      <text:p text:style-name="P9">_________________________________________________________________________</text:p>
      <text:p text:style-name="P9"/>
      <text:p text:style-name="P9">_________________________________________________________________________</text:p>
      <text:p text:style-name="P9"/>
      <text:p text:style-name="P1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14:18:41.650000000</meta:creation-date>
    <dc:date>2022-02-07T14:20:46.906000000</dc:date>
    <meta:editing-duration>PT2M5S</meta:editing-duration>
    <meta:editing-cycles>1</meta:editing-cycles>
    <meta:document-statistic meta:table-count="0" meta:image-count="0" meta:object-count="0" meta:page-count="1" meta:paragraph-count="24" meta:word-count="64" meta:character-count="1561" meta:non-whitespace-character-count="1521"/>
    <meta:generator>LibreOffice/7.1.3.2$Windows_X86_64 LibreOffice_project/47f78053abe362b9384784d31a6e56f8511eb1c1</meta:generator>
  </office:meta>
</office:document-meta>
</file>